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style:font-size-asian="14pt"/>
    </style:style>
    <style:style style:name="P2" style:family="paragraph" style:parent-style-name="Heading_20_1">
      <style:paragraph-properties fo:text-align="center" style:justify-single-word="false"/>
    </style:style>
    <style:style style:name="T1" style:family="text">
      <style:text-properties style:font-name="Arial" fo:font-size="14pt" style:font-size-asian="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Personajes</text:h>
      <text:p text:style-name="Standard"/>
      <text:p text:style-name="P1">Los dos amigos caminaban por la playa. </text:p>
      <text:p text:style-name="P1"/>
      <text:p text:style-name="Standard"><text:span text:style-name="T1">—¿Nunca se te ocurrió que nuestras vidas podrían ser parte de un cuento, que nuestra existencia podría ser no más que el sueño de un poeta, que nuestras siempre bien resueltas aventuras no existen más que en el negro sobre blanco de la tinta en el papel? </text:span></text:p>
      <text:p text:style-name="P1">—Mmmmmmmmm, 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Conti</meta:initial-creator>
    <meta:creation-date>2010-11-25T17:46:55</meta:creation-date>
    <dc:date>2010-11-28T23:57:14.57</dc:date>
    <dc:creator>Melisa </dc:creator>
    <meta:editing-duration>PT00H03M59S</meta:editing-duration>
    <meta:editing-cycles>4</meta:editing-cycles>
    <meta:generator>OpenOffice.org/3.2$Win32 OpenOffice.org_project/320m18$Build-9502</meta:generator>
    <meta:document-statistic meta:table-count="0" meta:image-count="0" meta:object-count="0" meta:page-count="1" meta:paragraph-count="4" meta:word-count="59" meta:character-count="319"/>
  </office:meta>
</office:document-meta>
</file>